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Transformer.getImportPackages( Set &lt; String &gt; packa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Transformer.analyze( Source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pringTransformer.copyInput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Transformer.parse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Transformer.transform( URL url , OutputStream o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pringTransformer.extractNameVersionType( String 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pringTransformer.cleanupModifier( StringBuffer result , String modifi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